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scadia Mono" svg:font-family="'Cascadia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9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4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VL53L0X 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r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CBuck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(3)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Wh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scadia Mono" svg:font-family="'Cascadia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00-00-00</text:date>, <text:time style:data-style-name="N2" text:time-value="15:01:54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4:27:46.575000000</meta:creation-date>
    <dc:date>2023-01-22T16:22:05.062000000</dc:date>
    <meta:editing-duration>P11DT19H9M</meta:editing-duration>
    <meta:editing-cycles>18</meta:editing-cycles>
    <meta:generator>LibreOffice/6.3.3.2$Windows_X86_64 LibreOffice_project/a64200df03143b798afd1ec74a12ab50359878ed</meta:generator>
    <meta:document-statistic meta:table-count="1" meta:cell-count="22" meta:object-count="0"/>
  </office:meta>
</office:document-meta>
</file>